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adornments="Regular" style:font-family-generic="swiss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ext-properties style:font-name="Droid Sans Fallback" style:font-name-asian="Droid Sans Fallback" style:font-name-complex="Droid Sans Fallback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⊿P2</text:p>
          </table:table-cell>
          <table:table-cell table:style-name="ce4" office:value-type="string" calcext:value-type="string">
            <text:p>H22</text:p>
          </table:table-cell>
          <table:table-cell table:style-name="ce4" office:value-type="string" calcext:value-type="string">
            <text:p>H23</text:p>
          </table:table-cell>
          <table:table-cell table:style-name="ce4" office:value-type="string" calcext:value-type="string">
            <text:p>H24 | M24</text:p>
          </table:table-cell>
          <table:table-cell table:style-name="ce4" office:value-type="string" calcext:value-type="string">
            <text:p>H25 | M2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⊿P3</text:p>
          </table:table-cell>
          <table:table-cell table:style-name="ce4" office:value-type="string" calcext:value-type="string">
            <text:p>H32</text:p>
          </table:table-cell>
          <table:table-cell table:style-name="ce4" office:value-type="string" calcext:value-type="string">
            <text:p>H33</text:p>
          </table:table-cell>
          <table:table-cell table:style-name="ce4" office:value-type="string" calcext:value-type="string">
            <text:p>H34 | M34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3" office:value-type="string" calcext:value-type="string">
            <text:p>⊿P4</text:p>
          </table:table-cell>
          <table:table-cell table:style-name="ce4" office:value-type="string" calcext:value-type="string">
            <text:p>H42</text:p>
          </table:table-cell>
          <table:table-cell table:style-name="ce4" office:value-type="string" calcext:value-type="string">
            <text:p>H43</text:p>
          </table:table-cell>
          <table:table-cell table:style-name="ce4" office:value-type="string" calcext:value-type="string">
            <text:p>H44 | M44</text:p>
          </table:table-cell>
          <table:table-cell table:style-name="ce4" office:value-type="string" calcext:value-type="string">
            <text:p>H45 | M45</text:p>
          </table:table-cell>
          <table:table-cell table:style-name="ce4"/>
          <table:table-cell office:value-type="string" calcext:value-type="string">
            <text:p>H47 | M47</text:p>
          </table:table-cell>
          <table:table-cell table:number-columns-repeated="2"/>
        </table:table-row>
        <table:table-row table:style-name="ro2">
          <table:covered-table-cell/>
          <table:table-cell table:style-name="ce3" office:value-type="string" calcext:value-type="string">
            <text:p/>
            <text:p>⊿Q4</text:p>
          </table:table-cell>
          <table:table-cell table:style-name="ce4" office:value-type="string" calcext:value-type="string">
            <text:p>N42</text:p>
          </table:table-cell>
          <table:table-cell table:style-name="ce4" office:value-type="string" calcext:value-type="string">
            <text:p>N43</text:p>
          </table:table-cell>
          <table:table-cell table:style-name="ce4" office:value-type="string" calcext:value-type="string">
            <text:p>N44 | L44</text:p>
          </table:table-cell>
          <table:table-cell table:style-name="ce4" office:value-type="string" calcext:value-type="string">
            <text:p>N45 | L45</text:p>
          </table:table-cell>
          <table:table-cell table:style-name="ce4"/>
          <table:table-cell office:value-type="string" calcext:value-type="string">
            <text:p>N47 | L47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3" office:value-type="string" calcext:value-type="string">
            <text:p>⊿P5</text:p>
          </table:table-cell>
          <table:table-cell table:style-name="ce4" office:value-type="string" calcext:value-type="string">
            <text:p>H52</text:p>
          </table:table-cell>
          <table:table-cell table:style-name="ce4"/>
          <table:table-cell table:style-name="ce4" office:value-type="string" calcext:value-type="string">
            <text:p>H54 | M54</text:p>
          </table:table-cell>
          <table:table-cell table:style-name="ce4"/>
          <table:table-cell table:style-name="ce4" office:value-type="string" calcext:value-type="string">
            <text:p>H56</text:p>
          </table:table-cell>
          <table:table-cell table:number-columns-repeated="3"/>
        </table:table-row>
        <table:table-row table:style-name="ro2">
          <table:covered-table-cell/>
          <table:table-cell table:style-name="ce3" office:value-type="string" calcext:value-type="string">
            <text:p>⊿Q5</text:p>
          </table:table-cell>
          <table:table-cell table:style-name="ce4" office:value-type="string" calcext:value-type="string">
            <text:p>N52</text:p>
          </table:table-cell>
          <table:table-cell table:style-name="ce4"/>
          <table:table-cell table:style-name="ce4" office:value-type="string" calcext:value-type="string">
            <text:p>N54 | L54</text:p>
          </table:table-cell>
          <table:table-cell table:style-name="ce4"/>
          <table:table-cell table:style-name="ce4" office:value-type="string" calcext:value-type="string">
            <text:p>N5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工作表2" table:style-name="ta1">
        <table:table-column table:style-name="co1" table:number-columns-repeated="7" table:default-cell-style-name="Default"/>
        <table:table-row table:style-name="ro3">
          <table:table-cell office:value-type="string" calcext:value-type="string">
            <text:p>n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 </text:p>
          </table:table-cell>
          <table:table-cell office:value-type="string" calcext:value-type="string">
            <text:p>P(计算）</text:p>
          </table:table-cell>
          <table:table-cell office:value-type="string" calcext:value-type="string">
            <text:p>Q(计算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.02" calcext:value-type="float">
            <text:p>1.02</text:p>
          </table:table-cell>
          <table:table-cell office:value-type="float" office:value="-8.78" calcext:value-type="float">
            <text:p>-8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045" calcext:value-type="float">
            <text:p>1.045</text:p>
          </table:table-cell>
          <table:table-cell office:value-type="float" office:value="-4.98" calcext:value-type="float">
            <text:p>-4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.07" calcext:value-type="float">
            <text:p>1.07</text:p>
          </table:table-cell>
          <table:table-cell office:value-type="float" office:value="-14.22" calcext:value-type="float">
            <text:p>-14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float" office:value="1" calcext:value-type="float" table:number-columns-spanned="1" table:number-rows-spanned="2">
            <text:p>1</text:p>
          </table:table-cell>
          <table:table-cell office:value-type="float" office:value="-1.026" calcext:value-type="float">
            <text:p>-1.026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4.24" calcext:value-type="float">
            <text:p>4.24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 table:number-columns-spanned="1" table:number-rows-spanned="2">
            <text:p>2</text:p>
          </table:table-cell>
          <table:table-cell office:value-type="float" office:value="-1.701" calcext:value-type="float">
            <text:p>-1.70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0.174" calcext:value-type="float">
            <text:p>0.174</text:p>
          </table:table-cell>
          <table:table-cell table:number-columns-repeated="5"/>
        </table:table-row>
        <table:table-row table:style-name="ro1">
          <table:table-cell table:style-name="ce5" office:value-type="float" office:value="4" calcext:value-type="float" table:number-columns-spanned="1" table:number-rows-spanned="2">
            <text:p>4</text:p>
          </table:table-cell>
          <table:table-cell office:value-type="float" office:value="-6.84" calcext:value-type="float">
            <text:p>-6.8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1.58" calcext:value-type="float">
            <text:p>21.58</text:p>
          </table:table-cell>
          <table:table-cell table:number-columns-repeated="5"/>
        </table:table-row>
        <table:table-row table:style-name="ro1">
          <table:table-cell table:style-name="ce5"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.698" calcext:value-type="float">
            <text:p>3.698</text:p>
          </table:table-cell>
          <table:table-cell table:number-columns-repeated="5"/>
        </table:table-row>
        <table:table-row table:style-name="ro1">
          <table:table-cell table:style-name="ce5" table:number-columns-spanned="1" table:number-rows-spanned="2"/>
          <table:table-cell table:number-columns-repeated="6"/>
        </table:table-row>
        <table:table-row table:style-name="ro1"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" svg:font-family="'Droid Sans Fallback'" style:font-adornments="Regular" style:font-family-generic="swiss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1" style:language-asian="zh" style:country-asian="CN" style:font-name-complex="Droid Sans Fallback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00／00／00</text:date>, <text:time style:data-style-name="N2" text:time-value="08:44:36.80812733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0:15:41.941989453</meta:creation-date>
    <dc:date>2017-01-03T09:06:36.494863132</dc:date>
    <meta:editing-duration>PT6H37M47S</meta:editing-duration>
    <meta:editing-cycles>5</meta:editing-cycles>
    <meta:generator>LibreOffice/4.2.8.2$Linux_X86_64 LibreOffice_project/420m0$Build-2</meta:generator>
    <meta:document-statistic meta:table-count="2" meta:cell-count="84" meta:object-count="0"/>
  </office:meta>
</office:document-meta>
</file>